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70.80pt" fo:text-indent="0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35.40pt" fo:text-indent="0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 fo:margin-left="36.00pt" fo:text-indent="0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 fo:margin-left="54.00pt" fo:text-indent="0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</office:automatic-styles>
  <office:body>
    <office:text>
      <text:p text:style-name="P1"><text:span text:style-name="T1">A képszer</text:span><text:span text:style-name="T2">űs</text:span><text:span text:style-name="T3">ég stíluseszközei és hatása irodalomi szövegekben</text:span></text:p>
      <text:p text:style-name="P1"><text:span text:style-name="T4"/></text:p>
      <text:p text:style-name="P2"><text:span text:style-name="T5">Az irodalmi szövegek jellegzetességei, alapvet</text:span><text:span text:style-name="T6">ő jellemző:<text:s/></text:span><text:span text:style-name="T7">k</text:span><text:span text:style-name="T8">épszer</text:span><text:span text:style-name="T9">űs</text:span><text:span text:style-name="T10">ég<text:s/></text:span><text:span text:style-name="T11">→</text:span><text:span text:style-name="T12"><text:s/>ezt szóképekkel alakzatokkal lehet megteremteni</text:span></text:p>
      <text:p text:style-name="P2"><text:span text:style-name="T13"><text:tab/></text:span><text:span text:style-name="T14">szóképek</text:span><text:span text:style-name="T15">: két fogalom társítása </text:span></text:p>
      <text:p text:style-name="P3"><text:span text:style-name="T15">trópusok: görög szó </text:span></text:p>
      <text:p text:style-name="P3"><text:span text:style-name="T15">(névátvitel</text:span><text:span text:style-name="T16">lel és névcserével keletkez</text:span><text:span text:style-name="T17">ők</text:span><text:span text:style-name="T18">)</text:span></text:p>
      <text:p text:style-name="P4"><text:span text:style-name="T19">1, Hasonlat</text:span></text:p>
      <text:list text:style-name="L5">
        <text:list-item>
          <text:p text:style-name="P5"><text:span text:style-name="T20">egy közös vonás vagy hangulati hasonlóság alapján párhuzamot állít két fogalom közé</text:span></text:p>
        </text:list-item>
        <text:list-item>
          <text:p text:style-name="P5"><text:span text:style-name="T20">két féle van:<text:s/></text:span><text:span text:style-name="T21">teljes hasonlat</text:span><text:span text:style-name="T22">: hasonló és a hasonlított is megjelenik és a kett</text:span><text:span text:style-name="T23">ő k</text:span><text:span text:style-name="T24">özti hasonlatot<text:s/></text:span><text:span text:style-name="T25">„</text:span><text:span text:style-name="T26">mint</text:span><text:span text:style-name="T27">”</text:span><text:span text:style-name="T28"><text:s/>vagy<text:s/></text:span><text:span text:style-name="T29">„</text:span><text:span text:style-name="T30">ak</text:span><text:span text:style-name="T31">ár” szóval köti össze<text:line-break/><text:s text:c="28"/></text:span><text:span text:style-name="T32">hiányos hasonlat</text:span><text:span text:style-name="T33">:<text:s/></text:span><text:span text:style-name="T34">„</text:span><text:span text:style-name="T35">k</text:span><text:span text:style-name="T36">ént” szóval fejezi ki pl. Oroszlánként harcolt.</text:span></text:p>
        </text:list-item>
      </text:list>
      <text:p text:style-name="P6"><text:span text:style-name="T37"/></text:p>
      <text:p text:style-name="P7"><text:span text:style-name="T38">2, Metafora</text:span></text:p>
      <text:list text:style-name="L8">
        <text:list-item>
          <text:p text:style-name="P8"><text:span text:style-name="T39">hangulati vagy képi hasonlóság alapján azonosít dolgokat</text:span></text:p>
        </text:list-item>
        <text:list-item>
          <text:p text:style-name="P8"><text:span text:style-name="T39">két féle van:<text:s/></text:span><text:span text:style-name="T40">teljes metafora</text:span><text:span text:style-name="T41">:<text:s/></text:span><text:span text:style-name="T42">„</text:span><text:span text:style-name="T43">kezed(fogalmi s</text:span><text:span text:style-name="T44">ík) lehajló nyírfaág.(képi sík)<text:s/></text:span><text:span text:style-name="T45">„</text:span></text:p>
        </text:list-item>
      </text:list>
      <text:p text:style-name="P9"><text:span text:style-name="T46"><text:s text:c="28"/></text:span><text:span text:style-name="T47">egytagú metafora</text:span><text:span text:style-name="T48">: csak a képi sík jelenik meg a fogalmi nem, pl:<text:s/></text:span><text:span text:style-name="T49">„</text:span><text:span text:style-name="T50">amott egy t</text:span><text:span text:style-name="T51">úzok ül magában.” ez Toldira vonatkozik</text:span></text:p>
      <text:p text:style-name="P10"><text:span text:style-name="T52"><text:s/></text:span></text:p>
      <text:p text:style-name="P10"><text:span text:style-name="T53">3, Megszemélyesítés</text:span></text:p>
      <text:list text:style-name="L11">
        <text:list-item>
          <text:p text:style-name="P11"><text:span text:style-name="T54">élettelen dolgokat,vagy elvont fogalmakat életteliként mutat be a szerz</text:span><text:span text:style-name="T55">ő</text:span></text:p>
        </text:list-item>
        <text:list-item>
          <text:p text:style-name="P11"><text:span text:style-name="T56">olyan tulajdonságokkal ruházza fel<text:s/></text:span><text:span text:style-name="T57">őket amit csak egy<text:s/></text:span><text:span text:style-name="T58">él</text:span><text:span text:style-name="T59">ől</text:span><text:span text:style-name="T60">ény képes elvégezni</text:span></text:p>
        </text:list-item>
      </text:list>
      <text:p text:style-name="P12"><text:span text:style-name="T61"><text:tab/>pl: mászik a súrolókefe</text:span></text:p>
      <text:p text:style-name="P12"><text:span text:style-name="T62"/></text:p>
      <text:p text:style-name="P12"><text:span text:style-name="T63">4, Szinesztézia</text:span></text:p>
      <text:list text:style-name="L13">
        <text:list-item>
          <text:p text:style-name="P13"><text:span text:style-name="T64">metafora egyik alfaja</text:span></text:p>
        </text:list-item>
        <text:list-item>
          <text:p text:style-name="P13"><text:span text:style-name="T64">több érzékterületet kever össze a költ</text:span><text:span text:style-name="T65">ő </text:span></text:p>
        </text:list-item>
      </text:list>
      <text:p text:style-name="P14"><text:span text:style-name="T66"><text:tab/>pl:<text:s/></text:span><text:span text:style-name="T67">„</text:span><text:span text:style-name="T68">lila dalra kelt a nyakkend</text:span><text:span text:style-name="T69">ő”</text:span></text:p>
      <text:p text:style-name="P14"><text:span text:style-name="T70"><text:tab/><text:tab/>lila: látjuk</text:span></text:p>
      <text:p text:style-name="P14"><text:span text:style-name="T70"><text:tab/><text:tab/>dal: halljuk</text:span></text:p>
      <text:p text:style-name="P14"><text:span text:style-name="T70"><text:tab/><text:s text:c="5"/></text:span><text:span text:style-name="T71">„</text:span><text:span text:style-name="T72">neh</text:span><text:span text:style-name="T73">éz szag van”</text:span></text:p>
      <text:p text:style-name="P14"><text:span text:style-name="T74"/></text:p>
      <text:p text:style-name="P14"><text:span text:style-name="T75">5, Szimbólum</text:span></text:p>
      <text:list text:style-name="L15">
        <text:list-item>
          <text:p text:style-name="P15"><text:span text:style-name="T76">van egy gondolati tartalom ami mindenkinek mást jelent</text:span></text:p>
        </text:list-item>
      </text:list>
      <text:p text:style-name="P16"><text:span text:style-name="T76"><text:tab/>pl: Ady- Ugar(csak több mondatban mondható el)</text:span></text:p>
      <text:list text:style-name="L17">
        <text:list-item>
          <text:p text:style-name="P17"><text:span text:style-name="T76">bonyolult asszociációra ad lehet</text:span><text:span text:style-name="T77">ős</text:span><text:span text:style-name="T78">éget</text:span></text:p>
        </text:list-item>
      </text:list>
      <text:p text:style-name="P18"><text:span text:style-name="T79"/></text:p>
      <text:p text:style-name="P19"><text:span text:style-name="T80">6, Szinechdoché</text:span></text:p>
      <text:list text:style-name="L20">
        <text:list-item>
          <text:p text:style-name="P20"><text:span text:style-name="T81">rész és az egész felcserélése</text:span></text:p>
        </text:list-item>
      </text:list>
      <text:p text:style-name="P21"><text:span text:style-name="T81"><text:tab/>pl:<text:s/></text:span><text:span text:style-name="T82">„</text:span><text:span text:style-name="T83">Eg</text:span><text:span text:style-name="T84">ész falu a szájára vett”</text:span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